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34cm" fo:min-width="8.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8.22cm" fo:min-width="5.7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7cm" fo:min-width="5.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8cm" fo:min-width="5.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5cm" fo:min-width="5.2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212cm" fo:min-width="0.212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24cm" fo:min-width="0.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708cm" fo:min-width="0.708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5cm" fo:min-width="6.5cm"/>
    </style:style>
    <style:style style:name="gr11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354cm" fo:min-width="0.3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5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1.3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645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1" fo:font-size="10pt"/>
    </style:style>
    <style:style style:name="T2" style:family="text">
      <style:text-properties fo:color="#ffffff" loext:opacity="100%" fo:font-size="22pt" style:font-size-asian="22pt" style:font-size-complex="22pt"/>
    </style:style>
    <style:style style:name="T3" style:family="text">
      <style:text-properties fo:color="#ffffff" loext:opacity="100%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Frontdruck" svg:width="10.05cm" svg:height="1.34cm" svg:x="21.7cm" svg:y="21.41cm">
          <draw:text-box>
            <text:p text:style-name="P1"><text:span text:style-name="T1">Massstab</text:span><text:span text:style-name="T1"><text:tab/></text:span><text:span text:style-name="T1">1:1</text:span></text:p>
            <text:p text:style-name="P1"><text:span text:style-name="T1">File</text:span><text:span text:style-name="T1"><text:tab/></text:span><text:span text:style-name="T1"><text:file-name text:display="name">20220120a_casing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g>
          <draw:g>
            <draw:custom-shape draw:style-name="gr2" draw:text-style-name="P3" draw:layer="layout" svg:width="5.73cm" svg:height="8.22cm" draw:transform="rotate (1.5707963267949) translate (1.5cm 7.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5.2cm" svg:height="7.7cm" draw:transform="rotate (1.5707963267949) translate (1.76cm 7.5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" draw:text-style-name="P3" draw:layer="layout" svg:width="5.9cm" svg:height="1.8cm" svg:x="2.71cm" svg:y="3.41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5.25cm" svg:height="2.5cm" svg:x="3.035cm" svg:y="3.06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3" draw:layer="layout" svg:width="0.3cm" svg:height="0.3cm" svg:x="2.56cm" svg:y="3.2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2.51cm" svg:y1="3.415cm" svg:x2="2.91cm" svg:y2="3.415cm">
                <text:p/>
              </draw:line>
              <draw:line draw:style-name="gr7" draw:text-style-name="P4" draw:layer="layout" svg:x1="2.71cm" svg:y1="3.615cm" svg:x2="2.71cm" svg:y2="3.215cm">
                <text:p/>
              </draw:line>
            </draw:g>
            <draw:g>
              <draw:custom-shape draw:style-name="gr6" draw:text-style-name="P3" draw:layer="layout" svg:width="0.3cm" svg:height="0.3cm" svg:x="2.56cm" svg:y="5.0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2.51cm" svg:y1="5.215cm" svg:x2="2.91cm" svg:y2="5.215cm">
                <text:p/>
              </draw:line>
              <draw:line draw:style-name="gr7" draw:text-style-name="P4" draw:layer="layout" svg:x1="2.71cm" svg:y1="5.415cm" svg:x2="2.71cm" svg:y2="5.015cm">
                <text:p/>
              </draw:line>
            </draw:g>
            <draw:g>
              <draw:custom-shape draw:style-name="gr6" draw:text-style-name="P3" draw:layer="layout" svg:width="0.3cm" svg:height="0.3cm" svg:x="8.46cm" svg:y="3.2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8.41cm" svg:y1="3.415cm" svg:x2="8.81cm" svg:y2="3.415cm">
                <text:p/>
              </draw:line>
              <draw:line draw:style-name="gr7" draw:text-style-name="P4" draw:layer="layout" svg:x1="8.61cm" svg:y1="3.615cm" svg:x2="8.61cm" svg:y2="3.215cm">
                <text:p/>
              </draw:line>
            </draw:g>
            <draw:g>
              <draw:custom-shape draw:style-name="gr6" draw:text-style-name="P3" draw:layer="layout" svg:width="0.3cm" svg:height="0.3cm" svg:x="8.46cm" svg:y="5.0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8.41cm" svg:y1="5.215cm" svg:x2="8.81cm" svg:y2="5.215cm">
                <text:p/>
              </draw:line>
              <draw:line draw:style-name="gr7" draw:text-style-name="P4" draw:layer="layout" svg:x1="8.61cm" svg:y1="5.415cm" svg:x2="8.61cm" svg:y2="5.015cm">
                <text:p/>
              </draw:line>
            </draw:g>
            <draw:custom-shape draw:style-name="gr8" draw:text-style-name="P3" draw:layer="layout" svg:width="0.5cm" svg:height="1.24cm" svg:x="3.035cm" svg:y="3.69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3" draw:layer="layout" svg:width="1cm" svg:height="1cm" svg:x="3.034cm" svg:y="3.19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3.034cm" svg:y1="3.693cm" svg:x2="4.034cm" svg:y2="3.693cm">
                <text:p/>
              </draw:line>
              <draw:line draw:style-name="gr7" draw:text-style-name="P4" draw:layer="layout" svg:x1="3.534cm" svg:y1="4.193cm" svg:x2="3.534cm" svg:y2="3.193cm">
                <text:p/>
              </draw:line>
            </draw:g>
            <draw:g>
              <draw:custom-shape draw:style-name="gr9" draw:text-style-name="P3" draw:layer="layout" svg:width="1cm" svg:height="1cm" svg:x="3.035cm" svg:y="4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3.035cm" svg:y1="4.936cm" svg:x2="4.035cm" svg:y2="4.936cm">
                <text:p/>
              </draw:line>
              <draw:line draw:style-name="gr7" draw:text-style-name="P4" draw:layer="layout" svg:x1="3.535cm" svg:y1="5.436cm" svg:x2="3.535cm" svg:y2="4.436cm">
                <text:p/>
              </draw:line>
            </draw:g>
            <draw:custom-shape draw:style-name="gr10" draw:text-style-name="P3" draw:layer="layout" svg:width="6.5cm" svg:height="2.5cm" svg:x="2.41cm" svg:y="3.0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" draw:text-style-name="P5" draw:layer="layout" svg:width="1.6cm" svg:height="0.869cm" svg:x="4.66cm" svg:y="3.765cm">
            <draw:text-box>
              <text:p><text:span text:style-name="T2">Text</text:span></text:p>
            </draw:text-box>
          </draw:frame>
          <draw:frame draw:style-name="gr12" draw:text-style-name="P7" draw:layer="layout" svg:width="0.95cm" svg:height="0.65cm" svg:x="7.91cm" svg:y="4.105cm">
            <draw:text-box>
              <text:p text:style-name="P6"><text:span text:style-name="T3">usb</text:span></text:p>
            </draw:text-box>
          </draw:frame>
        </draw:g>
        <draw:g>
          <draw:g>
            <draw:custom-shape draw:style-name="gr13" draw:text-style-name="P3" draw:layer="layout" svg:width="0.5cm" svg:height="0.5cm" svg:x="6.51cm" svg:y="5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6.46cm" svg:y1="5.965cm" svg:x2="7.06cm" svg:y2="5.965cm">
              <text:p/>
            </draw:line>
            <draw:line draw:style-name="gr7" draw:text-style-name="P4" draw:layer="layout" svg:x1="6.76cm" svg:y1="6.265cm" svg:x2="6.76cm" svg:y2="5.665cm">
              <text:p/>
            </draw:line>
          </draw:g>
          <draw:g>
            <draw:custom-shape draw:style-name="gr13" draw:text-style-name="P3" draw:layer="layout" svg:width="0.5cm" svg:height="0.5cm" svg:x="6.51cm" svg:y="6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6.46cm" svg:y1="7.065cm" svg:x2="7.06cm" svg:y2="7.065cm">
              <text:p/>
            </draw:line>
            <draw:line draw:style-name="gr7" draw:text-style-name="P4" draw:layer="layout" svg:x1="6.76cm" svg:y1="7.365cm" svg:x2="6.76cm" svg:y2="6.765cm">
              <text:p/>
            </draw:line>
          </draw:g>
        </draw:g>
        <draw:g>
          <draw:g>
            <draw:custom-shape draw:style-name="gr13" draw:text-style-name="P3" draw:layer="layout" svg:width="0.5cm" svg:height="0.5cm" svg:x="7.51cm" svg:y="5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7.46cm" svg:y1="5.965cm" svg:x2="8.06cm" svg:y2="5.965cm">
              <text:p/>
            </draw:line>
            <draw:line draw:style-name="gr7" draw:text-style-name="P4" draw:layer="layout" svg:x1="7.76cm" svg:y1="6.265cm" svg:x2="7.76cm" svg:y2="5.665cm">
              <text:p/>
            </draw:line>
          </draw:g>
          <draw:g>
            <draw:custom-shape draw:style-name="gr13" draw:text-style-name="P3" draw:layer="layout" svg:width="0.5cm" svg:height="0.5cm" svg:x="7.51cm" svg:y="6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7.46cm" svg:y1="7.065cm" svg:x2="8.06cm" svg:y2="7.065cm">
              <text:p/>
            </draw:line>
            <draw:line draw:style-name="gr7" draw:text-style-name="P4" draw:layer="layout" svg:x1="7.76cm" svg:y1="7.365cm" svg:x2="7.76cm" svg:y2="6.765cm">
              <text:p/>
            </draw:line>
          </draw:g>
        </draw:g>
        <draw:frame draw:style-name="gr14" draw:text-style-name="P8" draw:layer="layout" svg:width="0.521cm" svg:height="0.445cm" svg:x="5.91cm" svg:y="5.765cm">
          <draw:text-box>
            <text:p><text:span text:style-name="T4">D5</text:span></text:p>
          </draw:text-box>
        </draw:frame>
        <draw:frame draw:style-name="gr15" draw:text-style-name="P9" draw:layer="layout" svg:width="1.391cm" svg:height="0.445cm" svg:x="1.91cm" svg:y="2.57cm">
          <draw:text-box>
            <text:p><text:span text:style-name="T4">D3</text:span> <text:s/>senk</text:p>
          </draw:text-box>
        </draw:frame>
        <draw:frame draw:style-name="gr15" draw:text-style-name="P9" draw:layer="layout" svg:width="1.391cm" svg:height="0.445cm" svg:x="7.86cm" svg:y="2.571cm">
          <draw:text-box>
            <text:p><text:span text:style-name="T4">D3</text:span> <text:s/>senk</text:p>
          </draw:text-box>
        </draw:frame>
        <draw:frame draw:style-name="gr16" draw:text-style-name="P8" draw:layer="layout" svg:width="0.645cm" svg:height="0.445cm" svg:x="3.24cm" svg:y="5.768cm">
          <draw:text-box>
            <text:p><text:span text:style-name="T4">D10</text:span></text:p>
          </draw:text-box>
        </draw:frame>
        <draw:g>
          <draw:g>
            <draw:custom-shape draw:style-name="gr2" draw:text-style-name="P3" draw:layer="layout" svg:width="5.73cm" svg:height="8.22cm" draw:transform="rotate (1.5707963267949) translate (1.5cm 13.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5.2cm" svg:height="7.7cm" draw:transform="rotate (1.5707963267949) translate (1.76cm 13.2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" draw:text-style-name="P3" draw:layer="layout" svg:width="5.9cm" svg:height="1.8cm" svg:x="2.71cm" svg:y="9.14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5.25cm" svg:height="2.5cm" svg:x="3.035cm" svg:y="8.79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3" draw:layer="layout" svg:width="0.3cm" svg:height="0.3cm" svg:x="2.56cm" svg:y="8.9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2.51cm" svg:y1="9.145cm" svg:x2="2.91cm" svg:y2="9.145cm">
                <text:p/>
              </draw:line>
              <draw:line draw:style-name="gr7" draw:text-style-name="P4" draw:layer="layout" svg:x1="2.71cm" svg:y1="9.345cm" svg:x2="2.71cm" svg:y2="8.945cm">
                <text:p/>
              </draw:line>
            </draw:g>
            <draw:g>
              <draw:custom-shape draw:style-name="gr6" draw:text-style-name="P3" draw:layer="layout" svg:width="0.3cm" svg:height="0.3cm" svg:x="2.56cm" svg:y="10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2.51cm" svg:y1="10.945cm" svg:x2="2.91cm" svg:y2="10.945cm">
                <text:p/>
              </draw:line>
              <draw:line draw:style-name="gr7" draw:text-style-name="P4" draw:layer="layout" svg:x1="2.71cm" svg:y1="11.145cm" svg:x2="2.71cm" svg:y2="10.745cm">
                <text:p/>
              </draw:line>
            </draw:g>
            <draw:g>
              <draw:custom-shape draw:style-name="gr6" draw:text-style-name="P3" draw:layer="layout" svg:width="0.3cm" svg:height="0.3cm" svg:x="8.46cm" svg:y="8.9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8.41cm" svg:y1="9.145cm" svg:x2="8.81cm" svg:y2="9.145cm">
                <text:p/>
              </draw:line>
              <draw:line draw:style-name="gr7" draw:text-style-name="P4" draw:layer="layout" svg:x1="8.61cm" svg:y1="9.345cm" svg:x2="8.61cm" svg:y2="8.945cm">
                <text:p/>
              </draw:line>
            </draw:g>
            <draw:g>
              <draw:custom-shape draw:style-name="gr6" draw:text-style-name="P3" draw:layer="layout" svg:width="0.3cm" svg:height="0.3cm" svg:x="8.46cm" svg:y="10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8.41cm" svg:y1="10.945cm" svg:x2="8.81cm" svg:y2="10.945cm">
                <text:p/>
              </draw:line>
              <draw:line draw:style-name="gr7" draw:text-style-name="P4" draw:layer="layout" svg:x1="8.61cm" svg:y1="11.145cm" svg:x2="8.61cm" svg:y2="10.745cm">
                <text:p/>
              </draw:line>
            </draw:g>
            <draw:custom-shape draw:style-name="gr8" draw:text-style-name="P3" draw:layer="layout" svg:width="0.5cm" svg:height="1.24cm" svg:x="3.035cm" svg:y="9.42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3" draw:layer="layout" svg:width="1cm" svg:height="1cm" svg:x="3.034cm" svg:y="8.9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3.034cm" svg:y1="9.423cm" svg:x2="4.034cm" svg:y2="9.423cm">
                <text:p/>
              </draw:line>
              <draw:line draw:style-name="gr7" draw:text-style-name="P4" draw:layer="layout" svg:x1="3.534cm" svg:y1="9.923cm" svg:x2="3.534cm" svg:y2="8.923cm">
                <text:p/>
              </draw:line>
            </draw:g>
            <draw:g>
              <draw:custom-shape draw:style-name="gr9" draw:text-style-name="P3" draw:layer="layout" svg:width="1cm" svg:height="1cm" svg:x="3.035cm" svg:y="10.1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3.035cm" svg:y1="10.666cm" svg:x2="4.035cm" svg:y2="10.666cm">
                <text:p/>
              </draw:line>
              <draw:line draw:style-name="gr7" draw:text-style-name="P4" draw:layer="layout" svg:x1="3.535cm" svg:y1="11.166cm" svg:x2="3.535cm" svg:y2="10.166cm">
                <text:p/>
              </draw:line>
            </draw:g>
            <draw:custom-shape draw:style-name="gr10" draw:text-style-name="P3" draw:layer="layout" svg:width="6.5cm" svg:height="2.5cm" svg:x="2.41cm" svg:y="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" draw:text-style-name="P5" draw:layer="layout" svg:width="1.6cm" svg:height="0.869cm" svg:x="4.66cm" svg:y="9.495cm">
            <draw:text-box>
              <text:p><text:span text:style-name="T2">Text</text:span></text:p>
            </draw:text-box>
          </draw:frame>
          <draw:frame draw:style-name="gr12" draw:text-style-name="P7" draw:layer="layout" svg:width="0.95cm" svg:height="0.65cm" svg:x="7.91cm" svg:y="9.835cm">
            <draw:text-box>
              <text:p text:style-name="P6"><text:span text:style-name="T3">usb</text:span></text:p>
            </draw:text-box>
          </draw:frame>
        </draw:g>
        <draw:g>
          <draw:g>
            <draw:custom-shape draw:style-name="gr13" draw:text-style-name="P3" draw:layer="layout" svg:width="0.5cm" svg:height="0.5cm" svg:x="6.51cm" svg:y="11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6.46cm" svg:y1="11.695cm" svg:x2="7.06cm" svg:y2="11.695cm">
              <text:p/>
            </draw:line>
            <draw:line draw:style-name="gr7" draw:text-style-name="P4" draw:layer="layout" svg:x1="6.76cm" svg:y1="11.995cm" svg:x2="6.76cm" svg:y2="11.395cm">
              <text:p/>
            </draw:line>
          </draw:g>
          <draw:g>
            <draw:custom-shape draw:style-name="gr13" draw:text-style-name="P3" draw:layer="layout" svg:width="0.5cm" svg:height="0.5cm" svg:x="6.51cm" svg:y="12.5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6.46cm" svg:y1="12.795cm" svg:x2="7.06cm" svg:y2="12.795cm">
              <text:p/>
            </draw:line>
            <draw:line draw:style-name="gr7" draw:text-style-name="P4" draw:layer="layout" svg:x1="6.76cm" svg:y1="13.095cm" svg:x2="6.76cm" svg:y2="12.495cm">
              <text:p/>
            </draw:line>
          </draw:g>
        </draw:g>
        <draw:g>
          <draw:g>
            <draw:custom-shape draw:style-name="gr13" draw:text-style-name="P3" draw:layer="layout" svg:width="0.5cm" svg:height="0.5cm" svg:x="7.51cm" svg:y="11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7.46cm" svg:y1="11.695cm" svg:x2="8.06cm" svg:y2="11.695cm">
              <text:p/>
            </draw:line>
            <draw:line draw:style-name="gr7" draw:text-style-name="P4" draw:layer="layout" svg:x1="7.76cm" svg:y1="11.995cm" svg:x2="7.76cm" svg:y2="11.395cm">
              <text:p/>
            </draw:line>
          </draw:g>
          <draw:g>
            <draw:custom-shape draw:style-name="gr13" draw:text-style-name="P3" draw:layer="layout" svg:width="0.5cm" svg:height="0.5cm" svg:x="7.51cm" svg:y="12.5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7.46cm" svg:y1="12.795cm" svg:x2="8.06cm" svg:y2="12.795cm">
              <text:p/>
            </draw:line>
            <draw:line draw:style-name="gr7" draw:text-style-name="P4" draw:layer="layout" svg:x1="7.76cm" svg:y1="13.095cm" svg:x2="7.76cm" svg:y2="12.495cm">
              <text:p/>
            </draw:line>
          </draw:g>
        </draw:g>
        <draw:frame draw:style-name="gr14" draw:text-style-name="P8" draw:layer="layout" svg:width="0.521cm" svg:height="0.445cm" svg:x="5.91cm" svg:y="11.495cm">
          <draw:text-box>
            <text:p><text:span text:style-name="T4">D5</text:span></text:p>
          </draw:text-box>
        </draw:frame>
        <draw:frame draw:style-name="gr15" draw:text-style-name="P9" draw:layer="layout" svg:width="1.391cm" svg:height="0.445cm" svg:x="1.91cm" svg:y="8.3cm">
          <draw:text-box>
            <text:p><text:span text:style-name="T4">D3</text:span> <text:s/>senk</text:p>
          </draw:text-box>
        </draw:frame>
        <draw:frame draw:style-name="gr15" draw:text-style-name="P9" draw:layer="layout" svg:width="1.391cm" svg:height="0.445cm" svg:x="7.86cm" svg:y="8.301cm">
          <draw:text-box>
            <text:p><text:span text:style-name="T4">D3</text:span> <text:s/>senk</text:p>
          </draw:text-box>
        </draw:frame>
        <draw:frame draw:style-name="gr16" draw:text-style-name="P8" draw:layer="layout" svg:width="0.645cm" svg:height="0.445cm" svg:x="3.24cm" svg:y="11.498cm">
          <draw:text-box>
            <text:p><text:span text:style-name="T4">D10</text:span></text:p>
          </draw:text-box>
        </draw:frame>
        <draw:g>
          <draw:g>
            <draw:custom-shape draw:style-name="gr2" draw:text-style-name="P3" draw:layer="layout" svg:width="5.73cm" svg:height="8.22cm" draw:transform="rotate (1.5707963267949) translate (1.5cm 19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5.2cm" svg:height="7.7cm" draw:transform="rotate (1.5707963267949) translate (1.76cm 19.0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" draw:text-style-name="P3" draw:layer="layout" svg:width="5.9cm" svg:height="1.8cm" svg:x="2.71cm" svg:y="14.87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5.25cm" svg:height="2.5cm" svg:x="3.035cm" svg:y="14.52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3" draw:layer="layout" svg:width="0.3cm" svg:height="0.3cm" svg:x="2.56cm" svg:y="14.7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2.51cm" svg:y1="14.875cm" svg:x2="2.91cm" svg:y2="14.875cm">
                <text:p/>
              </draw:line>
              <draw:line draw:style-name="gr7" draw:text-style-name="P4" draw:layer="layout" svg:x1="2.71cm" svg:y1="15.075cm" svg:x2="2.71cm" svg:y2="14.675cm">
                <text:p/>
              </draw:line>
            </draw:g>
            <draw:g>
              <draw:custom-shape draw:style-name="gr6" draw:text-style-name="P3" draw:layer="layout" svg:width="0.3cm" svg:height="0.3cm" svg:x="2.56cm" svg:y="16.5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2.51cm" svg:y1="16.675cm" svg:x2="2.91cm" svg:y2="16.675cm">
                <text:p/>
              </draw:line>
              <draw:line draw:style-name="gr7" draw:text-style-name="P4" draw:layer="layout" svg:x1="2.71cm" svg:y1="16.875cm" svg:x2="2.71cm" svg:y2="16.475cm">
                <text:p/>
              </draw:line>
            </draw:g>
            <draw:g>
              <draw:custom-shape draw:style-name="gr6" draw:text-style-name="P3" draw:layer="layout" svg:width="0.3cm" svg:height="0.3cm" svg:x="8.46cm" svg:y="14.7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8.41cm" svg:y1="14.875cm" svg:x2="8.81cm" svg:y2="14.875cm">
                <text:p/>
              </draw:line>
              <draw:line draw:style-name="gr7" draw:text-style-name="P4" draw:layer="layout" svg:x1="8.61cm" svg:y1="15.075cm" svg:x2="8.61cm" svg:y2="14.675cm">
                <text:p/>
              </draw:line>
            </draw:g>
            <draw:g>
              <draw:custom-shape draw:style-name="gr6" draw:text-style-name="P3" draw:layer="layout" svg:width="0.3cm" svg:height="0.3cm" svg:x="8.46cm" svg:y="16.5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8.41cm" svg:y1="16.675cm" svg:x2="8.81cm" svg:y2="16.675cm">
                <text:p/>
              </draw:line>
              <draw:line draw:style-name="gr7" draw:text-style-name="P4" draw:layer="layout" svg:x1="8.61cm" svg:y1="16.875cm" svg:x2="8.61cm" svg:y2="16.475cm">
                <text:p/>
              </draw:line>
            </draw:g>
            <draw:custom-shape draw:style-name="gr8" draw:text-style-name="P3" draw:layer="layout" svg:width="0.5cm" svg:height="1.24cm" svg:x="3.035cm" svg:y="15.15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3" draw:layer="layout" svg:width="1cm" svg:height="1cm" svg:x="3.034cm" svg:y="14.65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3.034cm" svg:y1="15.153cm" svg:x2="4.034cm" svg:y2="15.153cm">
                <text:p/>
              </draw:line>
              <draw:line draw:style-name="gr7" draw:text-style-name="P4" draw:layer="layout" svg:x1="3.534cm" svg:y1="15.653cm" svg:x2="3.534cm" svg:y2="14.653cm">
                <text:p/>
              </draw:line>
            </draw:g>
            <draw:g>
              <draw:custom-shape draw:style-name="gr9" draw:text-style-name="P3" draw:layer="layout" svg:width="1cm" svg:height="1cm" svg:x="3.035cm" svg:y="15.8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3.035cm" svg:y1="16.396cm" svg:x2="4.035cm" svg:y2="16.396cm">
                <text:p/>
              </draw:line>
              <draw:line draw:style-name="gr7" draw:text-style-name="P4" draw:layer="layout" svg:x1="3.535cm" svg:y1="16.896cm" svg:x2="3.535cm" svg:y2="15.896cm">
                <text:p/>
              </draw:line>
            </draw:g>
            <draw:custom-shape draw:style-name="gr10" draw:text-style-name="P3" draw:layer="layout" svg:width="6.5cm" svg:height="2.5cm" svg:x="2.41cm" svg:y="14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" draw:text-style-name="P5" draw:layer="layout" svg:width="1.6cm" svg:height="0.869cm" svg:x="4.66cm" svg:y="15.225cm">
            <draw:text-box>
              <text:p><text:span text:style-name="T2">Text</text:span></text:p>
            </draw:text-box>
          </draw:frame>
          <draw:frame draw:style-name="gr12" draw:text-style-name="P7" draw:layer="layout" svg:width="0.95cm" svg:height="0.65cm" svg:x="7.91cm" svg:y="15.565cm">
            <draw:text-box>
              <text:p text:style-name="P6"><text:span text:style-name="T3">usb</text:span></text:p>
            </draw:text-box>
          </draw:frame>
        </draw:g>
        <draw:g>
          <draw:g>
            <draw:custom-shape draw:style-name="gr13" draw:text-style-name="P3" draw:layer="layout" svg:width="0.5cm" svg:height="0.5cm" svg:x="6.51cm" svg:y="17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6.46cm" svg:y1="17.425cm" svg:x2="7.06cm" svg:y2="17.425cm">
              <text:p/>
            </draw:line>
            <draw:line draw:style-name="gr7" draw:text-style-name="P4" draw:layer="layout" svg:x1="6.76cm" svg:y1="17.725cm" svg:x2="6.76cm" svg:y2="17.125cm">
              <text:p/>
            </draw:line>
          </draw:g>
          <draw:g>
            <draw:custom-shape draw:style-name="gr13" draw:text-style-name="P3" draw:layer="layout" svg:width="0.5cm" svg:height="0.5cm" svg:x="6.51cm" svg:y="18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6.46cm" svg:y1="18.525cm" svg:x2="7.06cm" svg:y2="18.525cm">
              <text:p/>
            </draw:line>
            <draw:line draw:style-name="gr7" draw:text-style-name="P4" draw:layer="layout" svg:x1="6.76cm" svg:y1="18.825cm" svg:x2="6.76cm" svg:y2="18.225cm">
              <text:p/>
            </draw:line>
          </draw:g>
        </draw:g>
        <draw:g>
          <draw:g>
            <draw:custom-shape draw:style-name="gr13" draw:text-style-name="P3" draw:layer="layout" svg:width="0.5cm" svg:height="0.5cm" svg:x="7.51cm" svg:y="17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7.46cm" svg:y1="17.425cm" svg:x2="8.06cm" svg:y2="17.425cm">
              <text:p/>
            </draw:line>
            <draw:line draw:style-name="gr7" draw:text-style-name="P4" draw:layer="layout" svg:x1="7.76cm" svg:y1="17.725cm" svg:x2="7.76cm" svg:y2="17.125cm">
              <text:p/>
            </draw:line>
          </draw:g>
          <draw:g>
            <draw:custom-shape draw:style-name="gr13" draw:text-style-name="P3" draw:layer="layout" svg:width="0.5cm" svg:height="0.5cm" svg:x="7.51cm" svg:y="18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7.46cm" svg:y1="18.525cm" svg:x2="8.06cm" svg:y2="18.525cm">
              <text:p/>
            </draw:line>
            <draw:line draw:style-name="gr7" draw:text-style-name="P4" draw:layer="layout" svg:x1="7.76cm" svg:y1="18.825cm" svg:x2="7.76cm" svg:y2="18.225cm">
              <text:p/>
            </draw:line>
          </draw:g>
        </draw:g>
        <draw:frame draw:style-name="gr14" draw:text-style-name="P8" draw:layer="layout" svg:width="0.521cm" svg:height="0.445cm" svg:x="5.91cm" svg:y="17.225cm">
          <draw:text-box>
            <text:p><text:span text:style-name="T4">D5</text:span></text:p>
          </draw:text-box>
        </draw:frame>
        <draw:frame draw:style-name="gr15" draw:text-style-name="P9" draw:layer="layout" svg:width="1.391cm" svg:height="0.445cm" svg:x="1.91cm" svg:y="14.03cm">
          <draw:text-box>
            <text:p><text:span text:style-name="T4">D3</text:span> <text:s/>senk</text:p>
          </draw:text-box>
        </draw:frame>
        <draw:frame draw:style-name="gr15" draw:text-style-name="P9" draw:layer="layout" svg:width="1.391cm" svg:height="0.445cm" svg:x="7.86cm" svg:y="14.031cm">
          <draw:text-box>
            <text:p><text:span text:style-name="T4">D3</text:span> <text:s/>senk</text:p>
          </draw:text-box>
        </draw:frame>
        <draw:frame draw:style-name="gr16" draw:text-style-name="P8" draw:layer="layout" svg:width="0.645cm" svg:height="0.445cm" svg:x="3.24cm" svg:y="17.228cm">
          <draw:text-box>
            <text:p><text:span text:style-name="T4">D10</text:span></text:p>
          </draw:text-box>
        </draw:frame>
        <draw:g>
          <draw:g>
            <draw:custom-shape draw:style-name="gr2" draw:text-style-name="P3" draw:layer="layout" svg:width="5.73cm" svg:height="8.22cm" draw:transform="rotate (1.5707963267949) translate (1.5cm 25.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5.2cm" svg:height="7.7cm" draw:transform="rotate (1.5707963267949) translate (1.76cm 24.7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" draw:text-style-name="P3" draw:layer="layout" svg:width="5.9cm" svg:height="1.8cm" svg:x="2.71cm" svg:y="20.60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5.25cm" svg:height="2.5cm" svg:x="3.035cm" svg:y="20.25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3" draw:layer="layout" svg:width="0.3cm" svg:height="0.3cm" svg:x="2.56cm" svg:y="20.4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2.51cm" svg:y1="20.605cm" svg:x2="2.91cm" svg:y2="20.605cm">
                <text:p/>
              </draw:line>
              <draw:line draw:style-name="gr7" draw:text-style-name="P4" draw:layer="layout" svg:x1="2.71cm" svg:y1="20.805cm" svg:x2="2.71cm" svg:y2="20.405cm">
                <text:p/>
              </draw:line>
            </draw:g>
            <draw:g>
              <draw:custom-shape draw:style-name="gr6" draw:text-style-name="P3" draw:layer="layout" svg:width="0.3cm" svg:height="0.3cm" svg:x="2.56cm" svg:y="22.2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2.51cm" svg:y1="22.405cm" svg:x2="2.91cm" svg:y2="22.405cm">
                <text:p/>
              </draw:line>
              <draw:line draw:style-name="gr7" draw:text-style-name="P4" draw:layer="layout" svg:x1="2.71cm" svg:y1="22.605cm" svg:x2="2.71cm" svg:y2="22.205cm">
                <text:p/>
              </draw:line>
            </draw:g>
            <draw:g>
              <draw:custom-shape draw:style-name="gr6" draw:text-style-name="P3" draw:layer="layout" svg:width="0.3cm" svg:height="0.3cm" svg:x="8.46cm" svg:y="20.4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8.41cm" svg:y1="20.605cm" svg:x2="8.81cm" svg:y2="20.605cm">
                <text:p/>
              </draw:line>
              <draw:line draw:style-name="gr7" draw:text-style-name="P4" draw:layer="layout" svg:x1="8.61cm" svg:y1="20.805cm" svg:x2="8.61cm" svg:y2="20.405cm">
                <text:p/>
              </draw:line>
            </draw:g>
            <draw:g>
              <draw:custom-shape draw:style-name="gr6" draw:text-style-name="P3" draw:layer="layout" svg:width="0.3cm" svg:height="0.3cm" svg:x="8.46cm" svg:y="22.2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8.41cm" svg:y1="22.405cm" svg:x2="8.81cm" svg:y2="22.405cm">
                <text:p/>
              </draw:line>
              <draw:line draw:style-name="gr7" draw:text-style-name="P4" draw:layer="layout" svg:x1="8.61cm" svg:y1="22.605cm" svg:x2="8.61cm" svg:y2="22.205cm">
                <text:p/>
              </draw:line>
            </draw:g>
            <draw:custom-shape draw:style-name="gr8" draw:text-style-name="P3" draw:layer="layout" svg:width="0.5cm" svg:height="1.24cm" svg:x="3.035cm" svg:y="20.88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3" draw:layer="layout" svg:width="1cm" svg:height="1cm" svg:x="3.034cm" svg:y="20.3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3.034cm" svg:y1="20.883cm" svg:x2="4.034cm" svg:y2="20.883cm">
                <text:p/>
              </draw:line>
              <draw:line draw:style-name="gr7" draw:text-style-name="P4" draw:layer="layout" svg:x1="3.534cm" svg:y1="21.383cm" svg:x2="3.534cm" svg:y2="20.383cm">
                <text:p/>
              </draw:line>
            </draw:g>
            <draw:g>
              <draw:custom-shape draw:style-name="gr9" draw:text-style-name="P3" draw:layer="layout" svg:width="1cm" svg:height="1cm" svg:x="3.035cm" svg:y="21.6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3.035cm" svg:y1="22.126cm" svg:x2="4.035cm" svg:y2="22.126cm">
                <text:p/>
              </draw:line>
              <draw:line draw:style-name="gr7" draw:text-style-name="P4" draw:layer="layout" svg:x1="3.535cm" svg:y1="22.626cm" svg:x2="3.535cm" svg:y2="21.626cm">
                <text:p/>
              </draw:line>
            </draw:g>
            <draw:custom-shape draw:style-name="gr10" draw:text-style-name="P3" draw:layer="layout" svg:width="6.5cm" svg:height="2.5cm" svg:x="2.41cm" svg:y="20.2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" draw:text-style-name="P5" draw:layer="layout" svg:width="1.6cm" svg:height="0.869cm" svg:x="4.66cm" svg:y="20.955cm">
            <draw:text-box>
              <text:p><text:span text:style-name="T2">Text</text:span></text:p>
            </draw:text-box>
          </draw:frame>
          <draw:frame draw:style-name="gr12" draw:text-style-name="P7" draw:layer="layout" svg:width="0.95cm" svg:height="0.65cm" svg:x="7.91cm" svg:y="21.295cm">
            <draw:text-box>
              <text:p text:style-name="P6"><text:span text:style-name="T3">usb</text:span></text:p>
            </draw:text-box>
          </draw:frame>
        </draw:g>
        <draw:g>
          <draw:g>
            <draw:custom-shape draw:style-name="gr13" draw:text-style-name="P3" draw:layer="layout" svg:width="0.5cm" svg:height="0.5cm" svg:x="6.51cm" svg:y="2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6.46cm" svg:y1="23.155cm" svg:x2="7.06cm" svg:y2="23.155cm">
              <text:p/>
            </draw:line>
            <draw:line draw:style-name="gr7" draw:text-style-name="P4" draw:layer="layout" svg:x1="6.76cm" svg:y1="23.455cm" svg:x2="6.76cm" svg:y2="22.855cm">
              <text:p/>
            </draw:line>
          </draw:g>
          <draw:g>
            <draw:custom-shape draw:style-name="gr13" draw:text-style-name="P3" draw:layer="layout" svg:width="0.5cm" svg:height="0.5cm" svg:x="6.51cm" svg:y="24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6.46cm" svg:y1="24.255cm" svg:x2="7.06cm" svg:y2="24.255cm">
              <text:p/>
            </draw:line>
            <draw:line draw:style-name="gr7" draw:text-style-name="P4" draw:layer="layout" svg:x1="6.76cm" svg:y1="24.555cm" svg:x2="6.76cm" svg:y2="23.955cm">
              <text:p/>
            </draw:line>
          </draw:g>
        </draw:g>
        <draw:g>
          <draw:g>
            <draw:custom-shape draw:style-name="gr13" draw:text-style-name="P3" draw:layer="layout" svg:width="0.5cm" svg:height="0.5cm" svg:x="7.51cm" svg:y="2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7.46cm" svg:y1="23.155cm" svg:x2="8.06cm" svg:y2="23.155cm">
              <text:p/>
            </draw:line>
            <draw:line draw:style-name="gr7" draw:text-style-name="P4" draw:layer="layout" svg:x1="7.76cm" svg:y1="23.455cm" svg:x2="7.76cm" svg:y2="22.855cm">
              <text:p/>
            </draw:line>
          </draw:g>
          <draw:g>
            <draw:custom-shape draw:style-name="gr13" draw:text-style-name="P3" draw:layer="layout" svg:width="0.5cm" svg:height="0.5cm" svg:x="7.51cm" svg:y="24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7.46cm" svg:y1="24.255cm" svg:x2="8.06cm" svg:y2="24.255cm">
              <text:p/>
            </draw:line>
            <draw:line draw:style-name="gr7" draw:text-style-name="P4" draw:layer="layout" svg:x1="7.76cm" svg:y1="24.555cm" svg:x2="7.76cm" svg:y2="23.955cm">
              <text:p/>
            </draw:line>
          </draw:g>
        </draw:g>
        <draw:frame draw:style-name="gr14" draw:text-style-name="P8" draw:layer="layout" svg:width="0.521cm" svg:height="0.445cm" svg:x="5.91cm" svg:y="22.955cm">
          <draw:text-box>
            <text:p><text:span text:style-name="T4">D5</text:span></text:p>
          </draw:text-box>
        </draw:frame>
        <draw:frame draw:style-name="gr15" draw:text-style-name="P9" draw:layer="layout" svg:width="1.391cm" svg:height="0.445cm" svg:x="1.91cm" svg:y="19.76cm">
          <draw:text-box>
            <text:p><text:span text:style-name="T4">D3</text:span> <text:s/>senk</text:p>
          </draw:text-box>
        </draw:frame>
        <draw:frame draw:style-name="gr15" draw:text-style-name="P9" draw:layer="layout" svg:width="1.391cm" svg:height="0.445cm" svg:x="7.86cm" svg:y="19.761cm">
          <draw:text-box>
            <text:p><text:span text:style-name="T4">D3</text:span> <text:s/>senk</text:p>
          </draw:text-box>
        </draw:frame>
        <draw:frame draw:style-name="gr16" draw:text-style-name="P8" draw:layer="layout" svg:width="0.645cm" svg:height="0.445cm" svg:x="3.24cm" svg:y="22.958cm">
          <draw:text-box>
            <text:p><text:span text:style-name="T4">D10</text:span></text:p>
          </draw:text-box>
        </draw:frame>
        <draw:g>
          <draw:g>
            <draw:custom-shape draw:style-name="gr2" draw:text-style-name="P3" draw:layer="layout" svg:width="5.73cm" svg:height="8.22cm" draw:transform="rotate (1.5707963267949) translate (9.72cm 7.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5.2cm" svg:height="7.7cm" draw:transform="rotate (1.5707963267949) translate (9.98cm 7.5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" draw:text-style-name="P3" draw:layer="layout" svg:width="5.9cm" svg:height="1.8cm" svg:x="10.93cm" svg:y="3.41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5.25cm" svg:height="2.5cm" svg:x="11.255cm" svg:y="3.06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3" draw:layer="layout" svg:width="0.3cm" svg:height="0.3cm" svg:x="10.78cm" svg:y="3.2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0.73cm" svg:y1="3.415cm" svg:x2="11.13cm" svg:y2="3.415cm">
                <text:p/>
              </draw:line>
              <draw:line draw:style-name="gr7" draw:text-style-name="P4" draw:layer="layout" svg:x1="10.93cm" svg:y1="3.615cm" svg:x2="10.93cm" svg:y2="3.215cm">
                <text:p/>
              </draw:line>
            </draw:g>
            <draw:g>
              <draw:custom-shape draw:style-name="gr6" draw:text-style-name="P3" draw:layer="layout" svg:width="0.3cm" svg:height="0.3cm" svg:x="10.78cm" svg:y="5.0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0.73cm" svg:y1="5.215cm" svg:x2="11.13cm" svg:y2="5.215cm">
                <text:p/>
              </draw:line>
              <draw:line draw:style-name="gr7" draw:text-style-name="P4" draw:layer="layout" svg:x1="10.93cm" svg:y1="5.415cm" svg:x2="10.93cm" svg:y2="5.015cm">
                <text:p/>
              </draw:line>
            </draw:g>
            <draw:g>
              <draw:custom-shape draw:style-name="gr6" draw:text-style-name="P3" draw:layer="layout" svg:width="0.3cm" svg:height="0.3cm" svg:x="16.68cm" svg:y="3.2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6.63cm" svg:y1="3.415cm" svg:x2="17.03cm" svg:y2="3.415cm">
                <text:p/>
              </draw:line>
              <draw:line draw:style-name="gr7" draw:text-style-name="P4" draw:layer="layout" svg:x1="16.83cm" svg:y1="3.615cm" svg:x2="16.83cm" svg:y2="3.215cm">
                <text:p/>
              </draw:line>
            </draw:g>
            <draw:g>
              <draw:custom-shape draw:style-name="gr6" draw:text-style-name="P3" draw:layer="layout" svg:width="0.3cm" svg:height="0.3cm" svg:x="16.68cm" svg:y="5.0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6.63cm" svg:y1="5.215cm" svg:x2="17.03cm" svg:y2="5.215cm">
                <text:p/>
              </draw:line>
              <draw:line draw:style-name="gr7" draw:text-style-name="P4" draw:layer="layout" svg:x1="16.83cm" svg:y1="5.415cm" svg:x2="16.83cm" svg:y2="5.015cm">
                <text:p/>
              </draw:line>
            </draw:g>
            <draw:custom-shape draw:style-name="gr8" draw:text-style-name="P3" draw:layer="layout" svg:width="0.5cm" svg:height="1.24cm" svg:x="11.255cm" svg:y="3.69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3" draw:layer="layout" svg:width="1cm" svg:height="1cm" svg:x="11.254cm" svg:y="3.19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1.254cm" svg:y1="3.693cm" svg:x2="12.254cm" svg:y2="3.693cm">
                <text:p/>
              </draw:line>
              <draw:line draw:style-name="gr7" draw:text-style-name="P4" draw:layer="layout" svg:x1="11.754cm" svg:y1="4.193cm" svg:x2="11.754cm" svg:y2="3.193cm">
                <text:p/>
              </draw:line>
            </draw:g>
            <draw:g>
              <draw:custom-shape draw:style-name="gr9" draw:text-style-name="P3" draw:layer="layout" svg:width="1cm" svg:height="1cm" svg:x="11.255cm" svg:y="4.4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1.255cm" svg:y1="4.936cm" svg:x2="12.255cm" svg:y2="4.936cm">
                <text:p/>
              </draw:line>
              <draw:line draw:style-name="gr7" draw:text-style-name="P4" draw:layer="layout" svg:x1="11.755cm" svg:y1="5.436cm" svg:x2="11.755cm" svg:y2="4.436cm">
                <text:p/>
              </draw:line>
            </draw:g>
            <draw:custom-shape draw:style-name="gr10" draw:text-style-name="P3" draw:layer="layout" svg:width="6.5cm" svg:height="2.5cm" svg:x="10.63cm" svg:y="3.0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" draw:text-style-name="P5" draw:layer="layout" svg:width="1.6cm" svg:height="0.869cm" svg:x="12.88cm" svg:y="3.765cm">
            <draw:text-box>
              <text:p><text:span text:style-name="T2">Text</text:span></text:p>
            </draw:text-box>
          </draw:frame>
          <draw:frame draw:style-name="gr12" draw:text-style-name="P7" draw:layer="layout" svg:width="0.95cm" svg:height="0.65cm" svg:x="16.13cm" svg:y="4.105cm">
            <draw:text-box>
              <text:p text:style-name="P6"><text:span text:style-name="T3">usb</text:span></text:p>
            </draw:text-box>
          </draw:frame>
        </draw:g>
        <draw:g>
          <draw:g>
            <draw:custom-shape draw:style-name="gr13" draw:text-style-name="P3" draw:layer="layout" svg:width="0.5cm" svg:height="0.5cm" svg:x="14.73cm" svg:y="5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4.68cm" svg:y1="5.965cm" svg:x2="15.28cm" svg:y2="5.965cm">
              <text:p/>
            </draw:line>
            <draw:line draw:style-name="gr7" draw:text-style-name="P4" draw:layer="layout" svg:x1="14.98cm" svg:y1="6.265cm" svg:x2="14.98cm" svg:y2="5.665cm">
              <text:p/>
            </draw:line>
          </draw:g>
          <draw:g>
            <draw:custom-shape draw:style-name="gr13" draw:text-style-name="P3" draw:layer="layout" svg:width="0.5cm" svg:height="0.5cm" svg:x="14.73cm" svg:y="6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4.68cm" svg:y1="7.065cm" svg:x2="15.28cm" svg:y2="7.065cm">
              <text:p/>
            </draw:line>
            <draw:line draw:style-name="gr7" draw:text-style-name="P4" draw:layer="layout" svg:x1="14.98cm" svg:y1="7.365cm" svg:x2="14.98cm" svg:y2="6.765cm">
              <text:p/>
            </draw:line>
          </draw:g>
        </draw:g>
        <draw:g>
          <draw:g>
            <draw:custom-shape draw:style-name="gr13" draw:text-style-name="P3" draw:layer="layout" svg:width="0.5cm" svg:height="0.5cm" svg:x="15.73cm" svg:y="5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5.68cm" svg:y1="5.965cm" svg:x2="16.28cm" svg:y2="5.965cm">
              <text:p/>
            </draw:line>
            <draw:line draw:style-name="gr7" draw:text-style-name="P4" draw:layer="layout" svg:x1="15.98cm" svg:y1="6.265cm" svg:x2="15.98cm" svg:y2="5.665cm">
              <text:p/>
            </draw:line>
          </draw:g>
          <draw:g>
            <draw:custom-shape draw:style-name="gr13" draw:text-style-name="P3" draw:layer="layout" svg:width="0.5cm" svg:height="0.5cm" svg:x="15.73cm" svg:y="6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5.68cm" svg:y1="7.065cm" svg:x2="16.28cm" svg:y2="7.065cm">
              <text:p/>
            </draw:line>
            <draw:line draw:style-name="gr7" draw:text-style-name="P4" draw:layer="layout" svg:x1="15.98cm" svg:y1="7.365cm" svg:x2="15.98cm" svg:y2="6.765cm">
              <text:p/>
            </draw:line>
          </draw:g>
        </draw:g>
        <draw:frame draw:style-name="gr14" draw:text-style-name="P8" draw:layer="layout" svg:width="0.521cm" svg:height="0.445cm" svg:x="14.13cm" svg:y="5.765cm">
          <draw:text-box>
            <text:p><text:span text:style-name="T4">D5</text:span></text:p>
          </draw:text-box>
        </draw:frame>
        <draw:frame draw:style-name="gr15" draw:text-style-name="P9" draw:layer="layout" svg:width="1.391cm" svg:height="0.445cm" svg:x="10.13cm" svg:y="2.57cm">
          <draw:text-box>
            <text:p><text:span text:style-name="T4">D3</text:span> <text:s/>senk</text:p>
          </draw:text-box>
        </draw:frame>
        <draw:frame draw:style-name="gr15" draw:text-style-name="P9" draw:layer="layout" svg:width="1.391cm" svg:height="0.445cm" svg:x="16.08cm" svg:y="2.571cm">
          <draw:text-box>
            <text:p><text:span text:style-name="T4">D3</text:span> <text:s/>senk</text:p>
          </draw:text-box>
        </draw:frame>
        <draw:frame draw:style-name="gr16" draw:text-style-name="P8" draw:layer="layout" svg:width="0.645cm" svg:height="0.445cm" svg:x="11.46cm" svg:y="5.768cm">
          <draw:text-box>
            <text:p><text:span text:style-name="T4">D10</text:span></text:p>
          </draw:text-box>
        </draw:frame>
        <draw:g>
          <draw:g>
            <draw:custom-shape draw:style-name="gr2" draw:text-style-name="P3" draw:layer="layout" svg:width="5.73cm" svg:height="8.22cm" draw:transform="rotate (1.5707963267949) translate (9.72cm 13.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5.2cm" svg:height="7.7cm" draw:transform="rotate (1.5707963267949) translate (9.98cm 13.2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" draw:text-style-name="P3" draw:layer="layout" svg:width="5.9cm" svg:height="1.8cm" svg:x="10.93cm" svg:y="9.14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5.25cm" svg:height="2.5cm" svg:x="11.255cm" svg:y="8.79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3" draw:layer="layout" svg:width="0.3cm" svg:height="0.3cm" svg:x="10.78cm" svg:y="8.9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0.73cm" svg:y1="9.145cm" svg:x2="11.13cm" svg:y2="9.145cm">
                <text:p/>
              </draw:line>
              <draw:line draw:style-name="gr7" draw:text-style-name="P4" draw:layer="layout" svg:x1="10.93cm" svg:y1="9.345cm" svg:x2="10.93cm" svg:y2="8.945cm">
                <text:p/>
              </draw:line>
            </draw:g>
            <draw:g>
              <draw:custom-shape draw:style-name="gr6" draw:text-style-name="P3" draw:layer="layout" svg:width="0.3cm" svg:height="0.3cm" svg:x="10.78cm" svg:y="10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0.73cm" svg:y1="10.945cm" svg:x2="11.13cm" svg:y2="10.945cm">
                <text:p/>
              </draw:line>
              <draw:line draw:style-name="gr7" draw:text-style-name="P4" draw:layer="layout" svg:x1="10.93cm" svg:y1="11.145cm" svg:x2="10.93cm" svg:y2="10.745cm">
                <text:p/>
              </draw:line>
            </draw:g>
            <draw:g>
              <draw:custom-shape draw:style-name="gr6" draw:text-style-name="P3" draw:layer="layout" svg:width="0.3cm" svg:height="0.3cm" svg:x="16.68cm" svg:y="8.9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6.63cm" svg:y1="9.145cm" svg:x2="17.03cm" svg:y2="9.145cm">
                <text:p/>
              </draw:line>
              <draw:line draw:style-name="gr7" draw:text-style-name="P4" draw:layer="layout" svg:x1="16.83cm" svg:y1="9.345cm" svg:x2="16.83cm" svg:y2="8.945cm">
                <text:p/>
              </draw:line>
            </draw:g>
            <draw:g>
              <draw:custom-shape draw:style-name="gr6" draw:text-style-name="P3" draw:layer="layout" svg:width="0.3cm" svg:height="0.3cm" svg:x="16.68cm" svg:y="10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6.63cm" svg:y1="10.945cm" svg:x2="17.03cm" svg:y2="10.945cm">
                <text:p/>
              </draw:line>
              <draw:line draw:style-name="gr7" draw:text-style-name="P4" draw:layer="layout" svg:x1="16.83cm" svg:y1="11.145cm" svg:x2="16.83cm" svg:y2="10.745cm">
                <text:p/>
              </draw:line>
            </draw:g>
            <draw:custom-shape draw:style-name="gr8" draw:text-style-name="P3" draw:layer="layout" svg:width="0.5cm" svg:height="1.24cm" svg:x="11.255cm" svg:y="9.42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3" draw:layer="layout" svg:width="1cm" svg:height="1cm" svg:x="11.254cm" svg:y="8.9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1.254cm" svg:y1="9.423cm" svg:x2="12.254cm" svg:y2="9.423cm">
                <text:p/>
              </draw:line>
              <draw:line draw:style-name="gr7" draw:text-style-name="P4" draw:layer="layout" svg:x1="11.754cm" svg:y1="9.923cm" svg:x2="11.754cm" svg:y2="8.923cm">
                <text:p/>
              </draw:line>
            </draw:g>
            <draw:g>
              <draw:custom-shape draw:style-name="gr9" draw:text-style-name="P3" draw:layer="layout" svg:width="1cm" svg:height="1cm" svg:x="11.255cm" svg:y="10.1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1.255cm" svg:y1="10.666cm" svg:x2="12.255cm" svg:y2="10.666cm">
                <text:p/>
              </draw:line>
              <draw:line draw:style-name="gr7" draw:text-style-name="P4" draw:layer="layout" svg:x1="11.755cm" svg:y1="11.166cm" svg:x2="11.755cm" svg:y2="10.166cm">
                <text:p/>
              </draw:line>
            </draw:g>
            <draw:custom-shape draw:style-name="gr10" draw:text-style-name="P3" draw:layer="layout" svg:width="6.5cm" svg:height="2.5cm" svg:x="10.63cm" svg:y="8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" draw:text-style-name="P5" draw:layer="layout" svg:width="1.6cm" svg:height="0.869cm" svg:x="12.88cm" svg:y="9.495cm">
            <draw:text-box>
              <text:p><text:span text:style-name="T2">Text</text:span></text:p>
            </draw:text-box>
          </draw:frame>
          <draw:frame draw:style-name="gr12" draw:text-style-name="P7" draw:layer="layout" svg:width="0.95cm" svg:height="0.65cm" svg:x="16.13cm" svg:y="9.835cm">
            <draw:text-box>
              <text:p text:style-name="P6"><text:span text:style-name="T3">usb</text:span></text:p>
            </draw:text-box>
          </draw:frame>
        </draw:g>
        <draw:g>
          <draw:g>
            <draw:custom-shape draw:style-name="gr13" draw:text-style-name="P3" draw:layer="layout" svg:width="0.5cm" svg:height="0.5cm" svg:x="14.73cm" svg:y="11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4.68cm" svg:y1="11.695cm" svg:x2="15.28cm" svg:y2="11.695cm">
              <text:p/>
            </draw:line>
            <draw:line draw:style-name="gr7" draw:text-style-name="P4" draw:layer="layout" svg:x1="14.98cm" svg:y1="11.995cm" svg:x2="14.98cm" svg:y2="11.395cm">
              <text:p/>
            </draw:line>
          </draw:g>
          <draw:g>
            <draw:custom-shape draw:style-name="gr13" draw:text-style-name="P3" draw:layer="layout" svg:width="0.5cm" svg:height="0.5cm" svg:x="14.73cm" svg:y="12.5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4.68cm" svg:y1="12.795cm" svg:x2="15.28cm" svg:y2="12.795cm">
              <text:p/>
            </draw:line>
            <draw:line draw:style-name="gr7" draw:text-style-name="P4" draw:layer="layout" svg:x1="14.98cm" svg:y1="13.095cm" svg:x2="14.98cm" svg:y2="12.495cm">
              <text:p/>
            </draw:line>
          </draw:g>
        </draw:g>
        <draw:g>
          <draw:g>
            <draw:custom-shape draw:style-name="gr13" draw:text-style-name="P3" draw:layer="layout" svg:width="0.5cm" svg:height="0.5cm" svg:x="15.73cm" svg:y="11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5.68cm" svg:y1="11.695cm" svg:x2="16.28cm" svg:y2="11.695cm">
              <text:p/>
            </draw:line>
            <draw:line draw:style-name="gr7" draw:text-style-name="P4" draw:layer="layout" svg:x1="15.98cm" svg:y1="11.995cm" svg:x2="15.98cm" svg:y2="11.395cm">
              <text:p/>
            </draw:line>
          </draw:g>
          <draw:g>
            <draw:custom-shape draw:style-name="gr13" draw:text-style-name="P3" draw:layer="layout" svg:width="0.5cm" svg:height="0.5cm" svg:x="15.73cm" svg:y="12.5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5.68cm" svg:y1="12.795cm" svg:x2="16.28cm" svg:y2="12.795cm">
              <text:p/>
            </draw:line>
            <draw:line draw:style-name="gr7" draw:text-style-name="P4" draw:layer="layout" svg:x1="15.98cm" svg:y1="13.095cm" svg:x2="15.98cm" svg:y2="12.495cm">
              <text:p/>
            </draw:line>
          </draw:g>
        </draw:g>
        <draw:frame draw:style-name="gr14" draw:text-style-name="P8" draw:layer="layout" svg:width="0.521cm" svg:height="0.445cm" svg:x="14.13cm" svg:y="11.495cm">
          <draw:text-box>
            <text:p><text:span text:style-name="T4">D5</text:span></text:p>
          </draw:text-box>
        </draw:frame>
        <draw:frame draw:style-name="gr15" draw:text-style-name="P9" draw:layer="layout" svg:width="1.391cm" svg:height="0.445cm" svg:x="10.13cm" svg:y="8.3cm">
          <draw:text-box>
            <text:p><text:span text:style-name="T4">D3</text:span> <text:s/>senk</text:p>
          </draw:text-box>
        </draw:frame>
        <draw:frame draw:style-name="gr15" draw:text-style-name="P9" draw:layer="layout" svg:width="1.391cm" svg:height="0.445cm" svg:x="16.08cm" svg:y="8.301cm">
          <draw:text-box>
            <text:p><text:span text:style-name="T4">D3</text:span> <text:s/>senk</text:p>
          </draw:text-box>
        </draw:frame>
        <draw:frame draw:style-name="gr16" draw:text-style-name="P8" draw:layer="layout" svg:width="0.645cm" svg:height="0.445cm" svg:x="11.46cm" svg:y="11.498cm">
          <draw:text-box>
            <text:p><text:span text:style-name="T4">D10</text:span></text:p>
          </draw:text-box>
        </draw:frame>
        <draw:g>
          <draw:g>
            <draw:custom-shape draw:style-name="gr2" draw:text-style-name="P3" draw:layer="layout" svg:width="5.73cm" svg:height="8.22cm" draw:transform="rotate (1.5707963267949) translate (9.72cm 19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5.2cm" svg:height="7.7cm" draw:transform="rotate (1.5707963267949) translate (9.98cm 19.0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" draw:text-style-name="P3" draw:layer="layout" svg:width="5.9cm" svg:height="1.8cm" svg:x="10.93cm" svg:y="14.87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5.25cm" svg:height="2.5cm" svg:x="11.255cm" svg:y="14.52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3" draw:layer="layout" svg:width="0.3cm" svg:height="0.3cm" svg:x="10.78cm" svg:y="14.7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0.73cm" svg:y1="14.875cm" svg:x2="11.13cm" svg:y2="14.875cm">
                <text:p/>
              </draw:line>
              <draw:line draw:style-name="gr7" draw:text-style-name="P4" draw:layer="layout" svg:x1="10.93cm" svg:y1="15.075cm" svg:x2="10.93cm" svg:y2="14.675cm">
                <text:p/>
              </draw:line>
            </draw:g>
            <draw:g>
              <draw:custom-shape draw:style-name="gr6" draw:text-style-name="P3" draw:layer="layout" svg:width="0.3cm" svg:height="0.3cm" svg:x="10.78cm" svg:y="16.5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0.73cm" svg:y1="16.675cm" svg:x2="11.13cm" svg:y2="16.675cm">
                <text:p/>
              </draw:line>
              <draw:line draw:style-name="gr7" draw:text-style-name="P4" draw:layer="layout" svg:x1="10.93cm" svg:y1="16.875cm" svg:x2="10.93cm" svg:y2="16.475cm">
                <text:p/>
              </draw:line>
            </draw:g>
            <draw:g>
              <draw:custom-shape draw:style-name="gr6" draw:text-style-name="P3" draw:layer="layout" svg:width="0.3cm" svg:height="0.3cm" svg:x="16.68cm" svg:y="14.7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6.63cm" svg:y1="14.875cm" svg:x2="17.03cm" svg:y2="14.875cm">
                <text:p/>
              </draw:line>
              <draw:line draw:style-name="gr7" draw:text-style-name="P4" draw:layer="layout" svg:x1="16.83cm" svg:y1="15.075cm" svg:x2="16.83cm" svg:y2="14.675cm">
                <text:p/>
              </draw:line>
            </draw:g>
            <draw:g>
              <draw:custom-shape draw:style-name="gr6" draw:text-style-name="P3" draw:layer="layout" svg:width="0.3cm" svg:height="0.3cm" svg:x="16.68cm" svg:y="16.5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6.63cm" svg:y1="16.675cm" svg:x2="17.03cm" svg:y2="16.675cm">
                <text:p/>
              </draw:line>
              <draw:line draw:style-name="gr7" draw:text-style-name="P4" draw:layer="layout" svg:x1="16.83cm" svg:y1="16.875cm" svg:x2="16.83cm" svg:y2="16.475cm">
                <text:p/>
              </draw:line>
            </draw:g>
            <draw:custom-shape draw:style-name="gr8" draw:text-style-name="P3" draw:layer="layout" svg:width="0.5cm" svg:height="1.24cm" svg:x="11.255cm" svg:y="15.15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3" draw:layer="layout" svg:width="1cm" svg:height="1cm" svg:x="11.254cm" svg:y="14.65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1.254cm" svg:y1="15.153cm" svg:x2="12.254cm" svg:y2="15.153cm">
                <text:p/>
              </draw:line>
              <draw:line draw:style-name="gr7" draw:text-style-name="P4" draw:layer="layout" svg:x1="11.754cm" svg:y1="15.653cm" svg:x2="11.754cm" svg:y2="14.653cm">
                <text:p/>
              </draw:line>
            </draw:g>
            <draw:g>
              <draw:custom-shape draw:style-name="gr9" draw:text-style-name="P3" draw:layer="layout" svg:width="1cm" svg:height="1cm" svg:x="11.255cm" svg:y="15.8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1.255cm" svg:y1="16.396cm" svg:x2="12.255cm" svg:y2="16.396cm">
                <text:p/>
              </draw:line>
              <draw:line draw:style-name="gr7" draw:text-style-name="P4" draw:layer="layout" svg:x1="11.755cm" svg:y1="16.896cm" svg:x2="11.755cm" svg:y2="15.896cm">
                <text:p/>
              </draw:line>
            </draw:g>
            <draw:custom-shape draw:style-name="gr10" draw:text-style-name="P3" draw:layer="layout" svg:width="6.5cm" svg:height="2.5cm" svg:x="10.63cm" svg:y="14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" draw:text-style-name="P5" draw:layer="layout" svg:width="1.6cm" svg:height="0.869cm" svg:x="12.88cm" svg:y="15.225cm">
            <draw:text-box>
              <text:p><text:span text:style-name="T2">Text</text:span></text:p>
            </draw:text-box>
          </draw:frame>
          <draw:frame draw:style-name="gr12" draw:text-style-name="P7" draw:layer="layout" svg:width="0.95cm" svg:height="0.65cm" svg:x="16.13cm" svg:y="15.565cm">
            <draw:text-box>
              <text:p text:style-name="P6"><text:span text:style-name="T3">usb</text:span></text:p>
            </draw:text-box>
          </draw:frame>
        </draw:g>
        <draw:g>
          <draw:g>
            <draw:custom-shape draw:style-name="gr13" draw:text-style-name="P3" draw:layer="layout" svg:width="0.5cm" svg:height="0.5cm" svg:x="14.73cm" svg:y="17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4.68cm" svg:y1="17.425cm" svg:x2="15.28cm" svg:y2="17.425cm">
              <text:p/>
            </draw:line>
            <draw:line draw:style-name="gr7" draw:text-style-name="P4" draw:layer="layout" svg:x1="14.98cm" svg:y1="17.725cm" svg:x2="14.98cm" svg:y2="17.125cm">
              <text:p/>
            </draw:line>
          </draw:g>
          <draw:g>
            <draw:custom-shape draw:style-name="gr13" draw:text-style-name="P3" draw:layer="layout" svg:width="0.5cm" svg:height="0.5cm" svg:x="14.73cm" svg:y="18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4.68cm" svg:y1="18.525cm" svg:x2="15.28cm" svg:y2="18.525cm">
              <text:p/>
            </draw:line>
            <draw:line draw:style-name="gr7" draw:text-style-name="P4" draw:layer="layout" svg:x1="14.98cm" svg:y1="18.825cm" svg:x2="14.98cm" svg:y2="18.225cm">
              <text:p/>
            </draw:line>
          </draw:g>
        </draw:g>
        <draw:g>
          <draw:g>
            <draw:custom-shape draw:style-name="gr13" draw:text-style-name="P3" draw:layer="layout" svg:width="0.5cm" svg:height="0.5cm" svg:x="15.73cm" svg:y="17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5.68cm" svg:y1="17.425cm" svg:x2="16.28cm" svg:y2="17.425cm">
              <text:p/>
            </draw:line>
            <draw:line draw:style-name="gr7" draw:text-style-name="P4" draw:layer="layout" svg:x1="15.98cm" svg:y1="17.725cm" svg:x2="15.98cm" svg:y2="17.125cm">
              <text:p/>
            </draw:line>
          </draw:g>
          <draw:g>
            <draw:custom-shape draw:style-name="gr13" draw:text-style-name="P3" draw:layer="layout" svg:width="0.5cm" svg:height="0.5cm" svg:x="15.73cm" svg:y="18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5.68cm" svg:y1="18.525cm" svg:x2="16.28cm" svg:y2="18.525cm">
              <text:p/>
            </draw:line>
            <draw:line draw:style-name="gr7" draw:text-style-name="P4" draw:layer="layout" svg:x1="15.98cm" svg:y1="18.825cm" svg:x2="15.98cm" svg:y2="18.225cm">
              <text:p/>
            </draw:line>
          </draw:g>
        </draw:g>
        <draw:frame draw:style-name="gr14" draw:text-style-name="P8" draw:layer="layout" svg:width="0.521cm" svg:height="0.445cm" svg:x="14.13cm" svg:y="17.225cm">
          <draw:text-box>
            <text:p><text:span text:style-name="T4">D5</text:span></text:p>
          </draw:text-box>
        </draw:frame>
        <draw:frame draw:style-name="gr15" draw:text-style-name="P9" draw:layer="layout" svg:width="1.391cm" svg:height="0.445cm" svg:x="10.13cm" svg:y="14.03cm">
          <draw:text-box>
            <text:p><text:span text:style-name="T4">D3</text:span> <text:s/>senk</text:p>
          </draw:text-box>
        </draw:frame>
        <draw:frame draw:style-name="gr15" draw:text-style-name="P9" draw:layer="layout" svg:width="1.391cm" svg:height="0.445cm" svg:x="16.08cm" svg:y="14.031cm">
          <draw:text-box>
            <text:p><text:span text:style-name="T4">D3</text:span> <text:s/>senk</text:p>
          </draw:text-box>
        </draw:frame>
        <draw:frame draw:style-name="gr16" draw:text-style-name="P8" draw:layer="layout" svg:width="0.645cm" svg:height="0.445cm" svg:x="11.46cm" svg:y="17.228cm">
          <draw:text-box>
            <text:p><text:span text:style-name="T4">D10</text:span></text:p>
          </draw:text-box>
        </draw:frame>
        <draw:g>
          <draw:g>
            <draw:custom-shape draw:style-name="gr2" draw:text-style-name="P3" draw:layer="layout" svg:width="5.73cm" svg:height="8.22cm" draw:transform="rotate (1.5707963267949) translate (9.72cm 25.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5.2cm" svg:height="7.7cm" draw:transform="rotate (1.5707963267949) translate (9.98cm 24.7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4" draw:text-style-name="P3" draw:layer="layout" svg:width="5.9cm" svg:height="1.8cm" svg:x="10.93cm" svg:y="20.60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5.25cm" svg:height="2.5cm" svg:x="11.255cm" svg:y="20.25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3" draw:layer="layout" svg:width="0.3cm" svg:height="0.3cm" svg:x="10.78cm" svg:y="20.4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0.73cm" svg:y1="20.605cm" svg:x2="11.13cm" svg:y2="20.605cm">
                <text:p/>
              </draw:line>
              <draw:line draw:style-name="gr7" draw:text-style-name="P4" draw:layer="layout" svg:x1="10.93cm" svg:y1="20.805cm" svg:x2="10.93cm" svg:y2="20.405cm">
                <text:p/>
              </draw:line>
            </draw:g>
            <draw:g>
              <draw:custom-shape draw:style-name="gr6" draw:text-style-name="P3" draw:layer="layout" svg:width="0.3cm" svg:height="0.3cm" svg:x="10.78cm" svg:y="22.2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0.73cm" svg:y1="22.405cm" svg:x2="11.13cm" svg:y2="22.405cm">
                <text:p/>
              </draw:line>
              <draw:line draw:style-name="gr7" draw:text-style-name="P4" draw:layer="layout" svg:x1="10.93cm" svg:y1="22.605cm" svg:x2="10.93cm" svg:y2="22.205cm">
                <text:p/>
              </draw:line>
            </draw:g>
            <draw:g>
              <draw:custom-shape draw:style-name="gr6" draw:text-style-name="P3" draw:layer="layout" svg:width="0.3cm" svg:height="0.3cm" svg:x="16.68cm" svg:y="20.4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6.63cm" svg:y1="20.605cm" svg:x2="17.03cm" svg:y2="20.605cm">
                <text:p/>
              </draw:line>
              <draw:line draw:style-name="gr7" draw:text-style-name="P4" draw:layer="layout" svg:x1="16.83cm" svg:y1="20.805cm" svg:x2="16.83cm" svg:y2="20.405cm">
                <text:p/>
              </draw:line>
            </draw:g>
            <draw:g>
              <draw:custom-shape draw:style-name="gr6" draw:text-style-name="P3" draw:layer="layout" svg:width="0.3cm" svg:height="0.3cm" svg:x="16.68cm" svg:y="22.2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6.63cm" svg:y1="22.405cm" svg:x2="17.03cm" svg:y2="22.405cm">
                <text:p/>
              </draw:line>
              <draw:line draw:style-name="gr7" draw:text-style-name="P4" draw:layer="layout" svg:x1="16.83cm" svg:y1="22.605cm" svg:x2="16.83cm" svg:y2="22.205cm">
                <text:p/>
              </draw:line>
            </draw:g>
            <draw:custom-shape draw:style-name="gr8" draw:text-style-name="P3" draw:layer="layout" svg:width="0.5cm" svg:height="1.24cm" svg:x="11.255cm" svg:y="20.88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3" draw:layer="layout" svg:width="1cm" svg:height="1cm" svg:x="11.254cm" svg:y="20.3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1.254cm" svg:y1="20.883cm" svg:x2="12.254cm" svg:y2="20.883cm">
                <text:p/>
              </draw:line>
              <draw:line draw:style-name="gr7" draw:text-style-name="P4" draw:layer="layout" svg:x1="11.754cm" svg:y1="21.383cm" svg:x2="11.754cm" svg:y2="20.383cm">
                <text:p/>
              </draw:line>
            </draw:g>
            <draw:g>
              <draw:custom-shape draw:style-name="gr9" draw:text-style-name="P3" draw:layer="layout" svg:width="1cm" svg:height="1cm" svg:x="11.255cm" svg:y="21.6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11.255cm" svg:y1="22.126cm" svg:x2="12.255cm" svg:y2="22.126cm">
                <text:p/>
              </draw:line>
              <draw:line draw:style-name="gr7" draw:text-style-name="P4" draw:layer="layout" svg:x1="11.755cm" svg:y1="22.626cm" svg:x2="11.755cm" svg:y2="21.626cm">
                <text:p/>
              </draw:line>
            </draw:g>
            <draw:custom-shape draw:style-name="gr10" draw:text-style-name="P3" draw:layer="layout" svg:width="6.5cm" svg:height="2.5cm" svg:x="10.63cm" svg:y="20.2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" draw:text-style-name="P5" draw:layer="layout" svg:width="1.6cm" svg:height="0.869cm" svg:x="12.88cm" svg:y="20.955cm">
            <draw:text-box>
              <text:p><text:span text:style-name="T2">Text</text:span></text:p>
            </draw:text-box>
          </draw:frame>
          <draw:frame draw:style-name="gr12" draw:text-style-name="P7" draw:layer="layout" svg:width="0.95cm" svg:height="0.65cm" svg:x="16.13cm" svg:y="21.295cm">
            <draw:text-box>
              <text:p text:style-name="P6"><text:span text:style-name="T3">usb</text:span></text:p>
            </draw:text-box>
          </draw:frame>
        </draw:g>
        <draw:g>
          <draw:g>
            <draw:custom-shape draw:style-name="gr13" draw:text-style-name="P3" draw:layer="layout" svg:width="0.5cm" svg:height="0.5cm" svg:x="14.73cm" svg:y="2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4.68cm" svg:y1="23.155cm" svg:x2="15.28cm" svg:y2="23.155cm">
              <text:p/>
            </draw:line>
            <draw:line draw:style-name="gr7" draw:text-style-name="P4" draw:layer="layout" svg:x1="14.98cm" svg:y1="23.455cm" svg:x2="14.98cm" svg:y2="22.855cm">
              <text:p/>
            </draw:line>
          </draw:g>
          <draw:g>
            <draw:custom-shape draw:style-name="gr13" draw:text-style-name="P3" draw:layer="layout" svg:width="0.5cm" svg:height="0.5cm" svg:x="14.73cm" svg:y="24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4.68cm" svg:y1="24.255cm" svg:x2="15.28cm" svg:y2="24.255cm">
              <text:p/>
            </draw:line>
            <draw:line draw:style-name="gr7" draw:text-style-name="P4" draw:layer="layout" svg:x1="14.98cm" svg:y1="24.555cm" svg:x2="14.98cm" svg:y2="23.955cm">
              <text:p/>
            </draw:line>
          </draw:g>
        </draw:g>
        <draw:g>
          <draw:g>
            <draw:custom-shape draw:style-name="gr13" draw:text-style-name="P3" draw:layer="layout" svg:width="0.5cm" svg:height="0.5cm" svg:x="15.73cm" svg:y="2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5.68cm" svg:y1="23.155cm" svg:x2="16.28cm" svg:y2="23.155cm">
              <text:p/>
            </draw:line>
            <draw:line draw:style-name="gr7" draw:text-style-name="P4" draw:layer="layout" svg:x1="15.98cm" svg:y1="23.455cm" svg:x2="15.98cm" svg:y2="22.855cm">
              <text:p/>
            </draw:line>
          </draw:g>
          <draw:g>
            <draw:custom-shape draw:style-name="gr13" draw:text-style-name="P3" draw:layer="layout" svg:width="0.5cm" svg:height="0.5cm" svg:x="15.73cm" svg:y="24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5.68cm" svg:y1="24.255cm" svg:x2="16.28cm" svg:y2="24.255cm">
              <text:p/>
            </draw:line>
            <draw:line draw:style-name="gr7" draw:text-style-name="P4" draw:layer="layout" svg:x1="15.98cm" svg:y1="24.555cm" svg:x2="15.98cm" svg:y2="23.955cm">
              <text:p/>
            </draw:line>
          </draw:g>
        </draw:g>
        <draw:frame draw:style-name="gr14" draw:text-style-name="P8" draw:layer="layout" svg:width="0.521cm" svg:height="0.445cm" svg:x="14.13cm" svg:y="22.955cm">
          <draw:text-box>
            <text:p><text:span text:style-name="T4">D5</text:span></text:p>
          </draw:text-box>
        </draw:frame>
        <draw:frame draw:style-name="gr15" draw:text-style-name="P9" draw:layer="layout" svg:width="1.391cm" svg:height="0.445cm" svg:x="10.13cm" svg:y="19.76cm">
          <draw:text-box>
            <text:p><text:span text:style-name="T4">D3</text:span> <text:s/>senk</text:p>
          </draw:text-box>
        </draw:frame>
        <draw:frame draw:style-name="gr15" draw:text-style-name="P9" draw:layer="layout" svg:width="1.391cm" svg:height="0.445cm" svg:x="16.08cm" svg:y="19.761cm">
          <draw:text-box>
            <text:p><text:span text:style-name="T4">D3</text:span> <text:s/>senk</text:p>
          </draw:text-box>
        </draw:frame>
        <draw:frame draw:style-name="gr16" draw:text-style-name="P8" draw:layer="layout" svg:width="0.645cm" svg:height="0.445cm" svg:x="11.46cm" svg:y="22.958cm">
          <draw:text-box>
            <text:p><text:span text:style-name="T4">D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imes New Roman1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/>
      <draw:layer draw:name="Fotos" draw:display="screen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5.1$Windows_X86_64 LibreOffice_project/9c0871452b3918c1019dde9bfac75448afc4b57f</meta:generator>
    <meta:creation-date>2002-06-15T11:26:19</meta:creation-date>
    <dc:date>2023-02-14T18:01:40.301000000</dc:date>
    <meta:editing-cycles>405</meta:editing-cycles>
    <meta:editing-duration>P17DT22H18M50S</meta:editing-duration>
    <meta:print-date>2023-02-14T11:24:13.585000000</meta:print-date>
    <meta:document-statistic meta:object-count="465"/>
    <meta:user-defined meta:name="Info 1"/>
    <meta:user-defined meta:name="Info 2"/>
    <meta:user-defined meta:name="Info 3"/>
    <meta:user-defined meta:name="Info 4"/>
  </office:meta>
</office:document-meta>
</file>